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vs_time" table:style-name="ta1">
        <table:shapes>
          <draw:frame draw:z-index="0" draw:style-name="gr1" draw:text-style-name="P1" svg:width="454.05pt" svg:height="255.23pt" svg:x="345.6pt" svg:y="12.81pt">
            <draw:object draw:notify-on-update-of-ranges="simple_vs_time.B1:simple_vs_time.B13 simple_vs_time.C1:simple_vs_time.C13 simple_vs_time.B1:simple_vs_time.B13 simple_vs_time.D1:simple_vs_time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20.233097" calcext:value-type="float">
            <text:p>20.233097</text:p>
          </table:table-cell>
          <table:table-cell office:value-type="float" office:value="4.930179" calcext:value-type="float">
            <text:p>4.93017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44.278273" calcext:value-type="float">
            <text:p>44.278273</text:p>
          </table:table-cell>
          <table:table-cell office:value-type="float" office:value="7.250634" calcext:value-type="float">
            <text:p>7.25063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79.516414" calcext:value-type="float">
            <text:p>79.516414</text:p>
          </table:table-cell>
          <table:table-cell office:value-type="float" office:value="8.77858" calcext:value-type="float">
            <text:p>8.7785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117.999688" calcext:value-type="float">
            <text:p>117.999688</text:p>
          </table:table-cell>
          <table:table-cell office:value-type="float" office:value="11.749274" calcext:value-type="float">
            <text:p>11.74927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135.587812" calcext:value-type="float">
            <text:p>135.587812</text:p>
          </table:table-cell>
          <table:table-cell office:value-type="float" office:value="14.175232" calcext:value-type="float">
            <text:p>14.17523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73.34604" calcext:value-type="float">
            <text:p>173.34604</text:p>
          </table:table-cell>
          <table:table-cell office:value-type="float" office:value="16.654012" calcext:value-type="float">
            <text:p>16.65401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226.721817" calcext:value-type="float">
            <text:p>226.721817</text:p>
          </table:table-cell>
          <table:table-cell office:value-type="float" office:value="19.541269" calcext:value-type="float">
            <text:p>19.541269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40.331957" calcext:value-type="float">
            <text:p>340.331957</text:p>
          </table:table-cell>
          <table:table-cell office:value-type="float" office:value="14.654851" calcext:value-type="float">
            <text:p>14.65485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483.328655" calcext:value-type="float">
            <text:p>483.328655</text:p>
          </table:table-cell>
          <table:table-cell office:value-type="float" office:value="1.242827" calcext:value-type="float">
            <text:p>1.2428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45.209744" calcext:value-type="float">
            <text:p>545.209744</text:p>
          </table:table-cell>
          <table:table-cell office:value-type="float" office:value="1.829861" calcext:value-type="float">
            <text:p>1.82986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636.402172" calcext:value-type="float">
            <text:p>636.402172</text:p>
          </table:table-cell>
          <table:table-cell office:value-type="float" office:value="2.438519" calcext:value-type="float">
            <text:p>2.43851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714.139695" calcext:value-type="float">
            <text:p>714.139695</text:p>
          </table:table-cell>
          <table:table-cell office:value-type="float" office:value="3.027137" calcext:value-type="float">
            <text:p>3.02713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773.961143" calcext:value-type="float">
            <text:p>773.961143</text:p>
          </table:table-cell>
          <table:table-cell office:value-type="float" office:value="3.592549" calcext:value-type="float">
            <text:p>3.592549</text:p>
          </table:table-cell>
          <table:table-cell office:value-type="float" office:value="1400" calcext:value-type="float">
            <text:p>1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23:11:31.676646091</dc:date>
    <meta:editing-duration>PT3M55S</meta:editing-duration>
    <meta:editing-cycles>1</meta:editing-cycles>
    <meta:document-statistic meta:table-count="1" meta:cell-count="39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scatter" chart:style-name="ch1">
        <chart:legend chart:legend-position="end" svg:x="13.67cm" svg:y="3.954cm" style:legend-expansion="high" chart:style-name="ch2"/>
        <chart:plot-area chart:style-name="ch3" table:cell-range-address="simple_vs_time.B1:simple_vs_time.D13" chart:data-source-has-labels="row" svg:x="1.331cm" svg:y="0.18cm" svg:width="12.019cm" svg:height="7.664cm">
          <chartooo:coordinate-region svg:x="2.138cm" svg:y="0.379cm" svg:width="10.748cm" svg:height="6.818cm"/>
          <chart:axis chart:dimension="x" chart:name="primary-x" chart:style-name="ch4">
            <chart:title svg:x="7.164cm" svg:y="8.024cm" chart:style-name="ch5">
              <text:p>N</text:p>
            </chart:title>
          </chart:axis>
          <chart:axis chart:dimension="y" chart:name="primary-y" chart:style-name="ch4">
            <chart:title svg:x="0.451cm" svg:y="4.426cm" chart:style-name="ch6">
              <text:p>Time</text:p>
            </chart:title>
            <chart:grid chart:style-name="ch7" chart:class="major"/>
          </chart:axis>
          <chart:series chart:style-name="ch8" chart:values-cell-range-address="simple_vs_time.C1:simple_vs_time.C13" loext:label-string="verlet" chart:class="chart:scatter">
            <chart:domain table:cell-range-address="simple_vs_time.B1:simple_vs_time.B13"/>
            <chart:data-point chart:repeated="13"/>
          </chart:series>
          <chart:series chart:style-name="ch9" chart:values-cell-range-address="simple_vs_time.D1:simple_vs_time.D13" loext:label-string="simple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erlet</text:p>
              </table:table-cell>
              <table:table-cell office:value-type="string">
                <text:p>simp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33097">
                <text:p>20.233097</text:p>
                <draw:g>
                  <svg:desc>simple_vs_time.B1:simple_vs_time.B13</svg:desc>
                </draw:g>
              </table:table-cell>
              <table:table-cell office:value-type="float" office:value="4.930179">
                <text:p>4.930179</text:p>
                <draw:g>
                  <svg:desc>simple_vs_time.C1:simple_vs_time.C13</svg:desc>
                </draw:g>
              </table:table-cell>
              <table:table-cell office:value-type="float" office:value="200">
                <text:p>200</text:p>
                <draw:g>
                  <svg:desc>simple_vs_time.D1:simple_vs_time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78273">
                <text:p>44.278273</text:p>
              </table:table-cell>
              <table:table-cell office:value-type="float" office:value="7.250634">
                <text:p>7.25063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516414">
                <text:p>79.516414</text:p>
              </table:table-cell>
              <table:table-cell office:value-type="float" office:value="8.77858">
                <text:p>8.778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.999688">
                <text:p>117.999688</text:p>
              </table:table-cell>
              <table:table-cell office:value-type="float" office:value="11.749274">
                <text:p>11.74927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.587812">
                <text:p>135.587812</text:p>
              </table:table-cell>
              <table:table-cell office:value-type="float" office:value="14.175232">
                <text:p>14.17523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.34604">
                <text:p>173.34604</text:p>
              </table:table-cell>
              <table:table-cell office:value-type="float" office:value="16.654012">
                <text:p>16.65401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.721817">
                <text:p>226.721817</text:p>
              </table:table-cell>
              <table:table-cell office:value-type="float" office:value="19.541269">
                <text:p>19.54126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.331957">
                <text:p>340.331957</text:p>
              </table:table-cell>
              <table:table-cell office:value-type="float" office:value="14.654851">
                <text:p>14.65485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3.328655">
                <text:p>483.328655</text:p>
              </table:table-cell>
              <table:table-cell office:value-type="float" office:value="1.242827">
                <text:p>1.2428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.209744">
                <text:p>545.209744</text:p>
              </table:table-cell>
              <table:table-cell office:value-type="float" office:value="1.829861">
                <text:p>1.82986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6.402172">
                <text:p>636.402172</text:p>
              </table:table-cell>
              <table:table-cell office:value-type="float" office:value="2.438519">
                <text:p>2.4385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4.139695">
                <text:p>714.139695</text:p>
              </table:table-cell>
              <table:table-cell office:value-type="float" office:value="3.027137">
                <text:p>3.02713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3.961143">
                <text:p>773.961143</text:p>
              </table:table-cell>
              <table:table-cell office:value-type="float" office:value="3.592549">
                <text:p>3.592549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